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98cm"/>
    </style:style>
    <style:style style:name="co4" style:family="table-column">
      <style:table-column-properties fo:break-before="auto" style:column-width="13.6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 </text:p>
          </table:table-cell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Downloaded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table:style-name="ce3" office:value-type="string" calcext:value-type="string">
            <text:p>xpad</text:p>
          </table:table-cell>
          <table:table-cell office:value-type="string" calcext:value-type="string">
            <text:p>5.8.0.2_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<text:a xlink:href="https://packages.debian.org/sid/amd64/xpad/download" xlink:type="simple">https://packages.debian.org/sid/amd64/xpad/download</text:a>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brave-browser-dev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igma-linuxeminecraft-launche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xmind-van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twig-studio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amviewe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inecraft-launche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rave-browser-dev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implenoteediscor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reeTube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implenot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oogle-chrom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iscord-ptb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linux-image-5.9.6-xanmod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nlyOffice</text:p>
          </table:table-cell>
          <table:table-cell office:value-type="string" calcext:value-type="string">
            <text:p>6.2.0_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<text:a xlink:href="https://www.onlyoffice.com/pt/download-desktop.aspx" xlink:type="simple">https://www.onlyoffice.com/pt/download-desktop.aspx</text:a> </text:p>
          </table:table-cell>
          <table:table-cell office:value-type="string" calcext:value-type="string">
            <text:p><text:a xlink:href="https://plus.diolinux.com.br/t/converter-pacotes-deb-para-o-xbps-no-void-linux/34637" xlink:type="simple">https://plus.diolinux.com.br/t/converter-pacotes-deb-para-o-xbps-no-void-linux/34637</text:a> </text:p>
          </table:table-cell>
        </table:table-row>
        <table:table-row table:style-name="ro1">
          <table:table-cell table:style-name="ce3" office:value-type="string" calcext:value-type="string">
            <text:p>Minecraft Launcher</text:p>
          </table:table-cell>
          <table:table-cell table:number-columns-repeated="2"/>
          <table:table-cell office:value-type="string" calcext:value-type="string">
            <text:p><text:a xlink:href="https://www.minecraft.net/pt-br/download" xlink:type="simple">https://www.minecraft.net/pt-br/download</text:a> </text:p>
          </table:table-cell>
          <table:table-cell office:value-type="string" calcext:value-type="string">
            <text:p><text:a xlink:href="https://plus.diolinux.com.br/t/void-linux-agora-tem-um-espelho-no-brasil/49483/7" xlink:type="simple">https://plus.diolinux.com.br/t/void-linux-agora-tem-um-espelho-no-brasil/49483/7</text:a> </text:p>
          </table:table-cell>
        </table:table-row>
        <table:table-row table:style-name="ro1" table:number-rows-repeated="5">
          <table:table-cell table:style-name="ce3"/>
          <table:table-cell table:number-columns-repeated="4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22:39:12.4962112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9:30:01.389207042</meta:creation-date>
    <meta:generator>LibreOffice/25.8.1.1$Linux_X86_64 LibreOffice_project/580$Build-1</meta:generator>
    <dc:date>2025-09-11T22:44:25.207031694</dc:date>
    <meta:editing-duration>PT28M9S</meta:editing-duration>
    <meta:editing-cycles>8</meta:editing-cycles>
    <meta:document-statistic meta:table-count="1" meta:cell-count="30" meta:object-count="0"/>
  </office:meta>
</office:document-meta>
</file>